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4B072AC86E287327165.png" manifest:media-type="image/png"/>
  <manifest:file-entry manifest:full-path="Pictures/1000020100000300000001F4F451E979F2D43396.png" manifest:media-type="image/png"/>
  <manifest:file-entry manifest:full-path="Pictures/1000020100000154000000D89F94FBE8EB68F4DE.png" manifest:media-type="image/png"/>
  <manifest:file-entry manifest:full-path="Pictures/100002010000020000000200582E1EB4B4CD044A.png" manifest:media-type="image/png"/>
  <manifest:file-entry manifest:full-path="Pictures/10000201000007D0000007D009294D7DE15872A0.png" manifest:media-type="image/png"/>
  <manifest:file-entry manifest:full-path="Pictures/10000201000008C0000008C01BDCB056CAF5745D.png" manifest:media-type="image/png"/>
  <manifest:file-entry manifest:full-path="Pictures/10000201000000C8000000C8A3D53A023FC62F4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shadow="hidden" draw:color-mode="standard" draw:luminance="0%" draw:contrast="0%" draw:gamma="100%" draw:red="0%" draw:green="0%" draw:blue="0%" fo:clip="rect(8.83cm, 2.651cm, 9.127cm, 1.516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shadow="hidden" draw:color-mode="standard" draw:luminance="0%" draw:contrast="0%" draw:gamma="100%" draw:red="0%" draw:green="0%" draw:blue="0%" fo:clip="rect(2.377cm, 3.936cm, 4.628cm, 4.699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95cm, 0cm, 1.398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665cm, 2.784cm, 2.566cm, 2.79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.195cm" fo:min-width="2.1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334cm" svg:height="2.667cm" svg:x="19.107cm" svg:y="2.424cm">
          <draw:image xlink:href="Pictures/10000201000004B0000004B072AC86E287327165.png" xlink:type="simple" xlink:show="embed" xlink:actuate="onLoad">
            <text:p/>
          </draw:image>
        </draw:frame>
        <draw:frame draw:style-name="gr2" draw:text-style-name="P1" draw:layer="layout" svg:width="5.723cm" svg:height="3.048cm" svg:x="9.509cm" svg:y="7.812cm">
          <draw:image xlink:href="Pictures/1000020100000300000001F4F451E979F2D43396.png" xlink:type="simple" xlink:show="embed" xlink:actuate="onLoad">
            <text:p/>
          </draw:image>
        </draw:frame>
        <draw:frame draw:style-name="gr3" draw:text-style-name="P1" draw:layer="layout" svg:width="6.856cm" svg:height="2.667cm" svg:x="19.148cm" svg:y="8.096cm">
          <draw:image xlink:href="Pictures/1000020100000154000000D89F94FBE8EB68F4DE.png" xlink:type="simple" xlink:show="embed" xlink:actuate="onLoad">
            <text:p/>
          </draw:image>
        </draw:frame>
        <draw:frame draw:style-name="gr4" draw:text-style-name="P1" draw:layer="layout" svg:width="3.531cm" svg:height="3.556cm" svg:x="11.565cm" svg:y="2.016cm">
          <draw:image xlink:href="Pictures/10000201000007D0000007D009294D7DE15872A0.png" xlink:type="simple" xlink:show="embed" xlink:actuate="onLoad">
            <text:p/>
          </draw:image>
        </draw:frame>
        <draw:frame draw:style-name="gr5" draw:text-style-name="P1" draw:layer="layout" svg:width="5.59cm" svg:height="5.59cm" svg:x="9.942cm" svg:y="14.411cm">
          <draw:image xlink:href="Pictures/10000201000000C8000000C8A3D53A023FC62F4C.png" xlink:type="simple" xlink:show="embed" xlink:actuate="onLoad">
            <text:p/>
          </draw:image>
        </draw:frame>
        <draw:frame draw:style-name="gr5" draw:text-style-name="P1" draw:layer="layout" svg:width="4.064cm" svg:height="4.064cm" svg:x="2.311cm" svg:y="15.022cm">
          <draw:image xlink:href="Pictures/10000201000008C0000008C01BDCB056CAF5745D.png" xlink:type="simple" xlink:show="embed" xlink:actuate="onLoad">
            <text:p/>
          </draw:image>
        </draw:frame>
        <draw:frame draw:style-name="gr5" draw:text-style-name="P1" draw:layer="layout" svg:width="4.513cm" svg:height="4.513cm" svg:x="20.002cm" svg:y="15.008cm">
          <draw:image xlink:href="Pictures/100002010000020000000200582E1EB4B4CD044A.png" xlink:type="simple" xlink:show="embed" xlink:actuate="onLoad">
            <text:p/>
          </draw:image>
        </draw:frame>
        <draw:custom-shape draw:style-name="gr6" draw:text-style-name="P1" draw:layer="layout" svg:width="3.048cm" svg:height="0.889cm" svg:x="15.507cm" svg:y="3.1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3.048cm" svg:height="0.889cm" svg:x="15.859cm" svg:y="9.4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3.048cm" svg:height="0.889cm" svg:x="15.832cm" svg:y="16.1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3.048cm" svg:height="0.889cm" svg:x="6.842cm" svg:y="16.1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3.048cm" svg:height="0.889cm" draw:transform="rotate (1.5704472609445) translate (21.368cm 14.57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3.048cm" svg:height="0.889cm" draw:transform="rotate (-1.57166899142089) translate (22.859cm 5.22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3.048cm" svg:height="0.889cm" draw:transform="rotate (-1.57166899142089) translate (23.459cm 11.5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3.048cm" svg:height="0.889cm" draw:transform="rotate (3.13077161222743) translate (18.756cm 18.20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3.048cm" svg:height="0.889cm" draw:transform="rotate (3.13077161222743) translate (9.844cm 18.0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3.048cm" svg:height="0.889cm" draw:transform="rotate (3.13077161222743) translate (18.757cm 9.10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2" draw:layer="layout" svg:width="1.84cm" svg:height="0.962cm" svg:x="3.34cm" svg:y="19.469cm">
          <draw:text-box>
            <text:p>User</text:p>
          </draw:text-box>
        </draw:frame>
        <draw:frame draw:style-name="gr8" draw:text-style-name="P2" draw:layer="layout" svg:width="4.111cm" svg:height="1.673cm" svg:x="11.24cm" svg:y="19.469cm">
          <draw:text-box>
            <text:p>Front-end</text:p>
          </draw:text-box>
        </draw:frame>
        <draw:frame draw:style-name="gr8" draw:text-style-name="P2" draw:layer="layout" svg:width="2.032cm" svg:height="1.673cm" svg:x="21.358cm" svg:y="19.52cm">
          <draw:text-box>
            <text:p>HPC</text:p>
          </draw:text-box>
        </draw:frame>
        <draw:frame draw:style-name="gr8" draw:text-style-name="P2" draw:layer="layout" svg:width="4.111cm" svg:height="1.673cm" svg:x="11.641cm" svg:y="5.87cm">
          <draw:text-box>
            <text:p>Steam AP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15:13:57.837293697</meta:creation-date>
    <dc:date>2019-05-12T16:14:58.704323339</dc:date>
    <meta:editing-duration>PT19M55S</meta:editing-duration>
    <meta:editing-cycles>6</meta:editing-cycles>
    <meta:generator>LibreOffice/6.0.7.3$Linux_X86_64 LibreOffice_project/00m0$Build-3</meta:generator>
    <meta:document-statistic meta:object-count="21"/>
  </office:meta>
</office:document-meta>
</file>